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21C0000021C23F49E234792D254.png" manifest:media-type="image/png"/>
  <manifest:file-entry manifest:full-path="Pictures/100000000000021C0000021C4B56B3835680DB3F.png" manifest:media-type="image/png"/>
  <manifest:file-entry manifest:full-path="Pictures/10000000000001DE000001F9B30F235C2AFE2480.png" manifest:media-type="image/png"/>
  <manifest:file-entry manifest:full-path="Pictures/10000000000001DD000001F9C2D51101A2517A4D.png" manifest:media-type="image/png"/>
  <manifest:file-entry manifest:full-path="Pictures/100000000000021C0000021CF7CA7FAA738E7E9A.png" manifest:media-type="image/png"/>
  <manifest:file-entry manifest:full-path="Pictures/10000000000001DE000001F950B9F8CE9AF097C0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/>
    <style:font-face style:name="Liberation Sans3" svg:font-family="'Liberation Sans'" style:font-family-generic="swiss"/>
    <style:font-face style:name="Liberation Sans2" svg:font-family="'Liberation Sans'" style:font-pitch="variable"/>
    <style:font-face style:name="Lohit Devanagari1" svg:font-family="'Lohit Devanagari'" style:font-pitch="variable"/>
    <style:font-face style:name="Symbol" svg:font-family="Symbol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="gradient" draw:fill-gradient-name="Gradient_20_2" draw:textarea-horizontal-align="justify" draw:textarea-vertical-align="middle" draw:auto-grow-height="false" fo:min-height="3.763cm" fo:min-width="3.513cm" fo:padding-top="0.139cm" fo:padding-bottom="0.139cm" fo:padding-left="0.264cm" fo:padding-right="0.264cm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0.532cm" fo:min-width="0.07cm"/>
    </style:style>
    <style:style style:name="gr3" style:family="graphic" style:parent-style-name="standard">
      <style:graphic-properties draw:stroke="dash" draw:stroke-dash="Dashed_20__28_var_29_" svg:stroke-width="0.035cm" svg:stroke-color="#000000" draw:marker-start-width="0.252cm" draw:marker-end-width="0.252cm" draw:fill="none" draw:textarea-horizontal-align="justify" draw:textarea-vertical-align="middle" draw:auto-grow-height="false" fo:min-height="0.876cm" fo:min-width="0.32cm" fo:padding-top="0.142cm" fo:padding-bottom="0.142cm" fo:padding-left="0.267cm" fo:padding-right="0.267cm"/>
    </style:style>
    <style:style style:name="gr4" style:family="graphic" style:parent-style-name="standard">
      <style:graphic-properties svg:stroke-color="#000000" draw:fill-color="#111111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000000" draw:fill-color="#cc0000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stroke="dash" draw:stroke-dash="Line_20_Style_20_9"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7" style:family="graphic" style:parent-style-name="objectwithoutfill">
      <style:graphic-properties draw:stroke="dash" draw:stroke-dash="Fine_20_Dashed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8" style:family="graphic" style:parent-style-name="objectwithoutfill">
      <style:graphic-properties draw:marker-start="" draw:marker-end="Rounded_20_short_20_Arrow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843cm"/>
    </style:style>
    <style:style style:name="gr10" style:family="graphic" style:parent-style-name="objectwithoutfill">
      <style:graphic-properties draw:stroke="dash" draw:stroke-dash="Line_20_Style_20_9" svg:stroke-width="0.028cm" svg:stroke-color="#cc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1" style:family="graphic" style:parent-style-name="objectwithoutfill">
      <style:graphic-properties draw:stroke="dash" draw:stroke-dash="Line_20_Style_20_9" svg:stroke-width="0.035cm" svg:stroke-color="#cc0000" draw:marker-start-width="0.252cm" draw:marker-end="Symmetric_20_Arrow" draw:marker-end-width="0.203cm" draw:stroke-linejoin="round" svg:stroke-linecap="butt" draw:fill="none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106cm" svg:stroke-color="#729fcf" draw:marker-start-width="0.358cm" draw:marker-end-width="0.358cm" draw:fill="none" draw:fill-color="#729fcf" draw:textarea-vertical-align="middle" fo:padding-top="0.177cm" fo:padding-bottom="0.177cm" fo:padding-left="0.302cm" fo:padding-right="0.302cm" draw:shadow="hidden"/>
    </style:style>
    <style:style style:name="gr13" style:family="graphic" style:parent-style-name="objectwithoutfill">
      <style:graphic-properties draw:stroke="dash" draw:stroke-dash="Line_20_Style_20_9"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4" style:family="graphic" style:parent-style-name="objectwithoutfill">
      <style:graphic-properties svg:stroke-width="0.053cm" svg:stroke-color="#00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5" style:family="graphic" style:parent-style-name="objectwithoutfill">
      <style:graphic-properties svg:stroke-width="0.081cm" svg:stroke-color="#cc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svg:stroke-color="#cc0000" draw:fill="none" draw:textarea-vertical-align="middle"/>
    </style:style>
    <style:style style:name="gr17" style:family="graphic" style:parent-style-name="objectwithoutfill">
      <style:graphic-properties draw:stroke="dash" draw:stroke-dash="Fine_20_Dashed" svg:stroke-color="#cc0000" draw:marker-end="Symmetric_20_Arrow" draw:marker-end-width="0.3cm" draw:fill="none" draw:textarea-vertical-align="middle"/>
    </style:style>
    <style:style style:name="gr18" style:family="graphic" style:parent-style-name="objectwithoutfill">
      <style:graphic-properties draw:stroke="dash" draw:stroke-dash="Fine_20_Dashed" svg:stroke-color="#cc0000" draw:marker-end="Symmetric_20_Arrow" draw:marker-end-width="0.3cm" draw:stroke-linejoin="none" svg:stroke-linecap="butt" draw:fill="none" draw:textarea-vertical-align="middle"/>
    </style:style>
    <style:style style:name="gr19" style:family="graphic" style:parent-style-name="objectwithoutfill">
      <style:graphic-properties draw:stroke="dash" draw:stroke-dash="Line_20_Style_20_9" svg:stroke-width="0.053cm" svg:stroke-color="#cc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0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993cm"/>
    </style:style>
    <style:style style:name="gr22" style:family="graphic" style:parent-style-name="standard">
      <style:graphic-properties draw:stroke="none" draw:fill="none" fo:min-height="1.111cm"/>
    </style:style>
    <style:style style:name="gr23" style:family="graphic" style:parent-style-name="Objet_20_sans_20_remplissage_20_et_20_sans_20_ligne">
      <style:graphic-properties draw:textarea-vertical-align="middle" draw:ole-draw-aspect="1" style:protect="siz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569cm"/>
    </style:style>
    <style:style style:name="gr25" style:family="graphic" style:parent-style-name="standard">
      <style:graphic-properties svg:stroke-color="#ff0600" draw:fill-color="#ff0600" draw:textarea-horizontal-align="justify" draw:textarea-vertical-align="middle" draw:auto-grow-height="false" fo:min-height="0.306cm" fo:min-width="0cm"/>
    </style:style>
    <style:style style:name="gr26" style:family="graphic" style:parent-style-name="standard">
      <style:graphic-properties svg:stroke-color="#ff0600" draw:fill-color="#ff0600" draw:textarea-horizontal-align="justify" draw:textarea-vertical-align="middle" draw:auto-grow-height="false" fo:min-height="0.313cm" fo:min-width="0cm"/>
    </style:style>
    <style:style style:name="gr27" style:family="graphic" style:parent-style-name="standard">
      <style:graphic-properties svg:stroke-color="#ce181e" draw:fill-color="#ff0600" draw:textarea-horizontal-align="justify" draw:textarea-vertical-align="middle" draw:auto-grow-height="false" fo:min-height="0.276cm" fo:min-width="0cm"/>
    </style:style>
    <style:style style:name="gr28" style:family="graphic" style:parent-style-name="standard">
      <style:graphic-properties svg:stroke-color="#ff0600" draw:fill-color="#ff0600" draw:textarea-horizontal-align="justify" draw:textarea-vertical-align="middle" draw:auto-grow-height="false" fo:min-height="0.115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9cm" fo:min-width="0.316cm"/>
    </style:style>
    <style:style style:name="gr30" style:family="graphic" style:parent-style-name="standard">
      <style:graphic-properties svg:stroke-color="#ff0600" draw:fill-color="#ff0600" draw:textarea-horizontal-align="justify" draw:textarea-vertical-align="middle" draw:auto-grow-height="false" fo:min-height="0.167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57cm"/>
    </style:style>
    <style:style style:name="P1" style:family="paragraph">
      <loext:graphic-properties draw:fill="gradient" draw:fill-gradient-name="Gradient_20_2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111111"/>
      <style:paragraph-properties fo:text-align="center"/>
    </style:style>
    <style:style style:name="P5" style:family="paragraph">
      <loext:graphic-properties draw:fill-color="#cc0000"/>
      <style:paragraph-properties fo:text-align="center"/>
    </style:style>
    <style:style style:name="P6" style:family="paragraph">
      <loext:graphic-properties draw:fill="none" draw:fill-color="#ffffff"/>
      <style:text-properties fo:font-size="12pt"/>
    </style:style>
    <style:style style:name="P7" style:family="paragraph">
      <loext:graphic-properties draw:fill="none" draw:fill-color="#729fcf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style:font-name="Arial" fo:font-size="14pt"/>
    </style:style>
    <style:style style:name="P9" style:family="paragraph">
      <loext:graphic-properties draw:fill="none"/>
      <style:paragraph-properties fo:text-align="center"/>
      <style:text-properties style:font-name="Arial"/>
    </style:style>
    <style:style style:name="P10" style:family="paragraph">
      <loext:graphic-properties draw:fill-color="#ff0600"/>
      <style:paragraph-properties fo:text-align="center"/>
    </style:style>
    <style:style style:name="P11" style:family="paragraph">
      <loext:graphic-properties draw:fill="none" draw:fill-color="#ffffff"/>
      <style:text-properties fo:color="#ff0008" fo:font-size="8pt" fo:text-shadow="1pt 1pt" style:font-size-asian="10pt" style:font-size-complex="10pt"/>
    </style:style>
    <style:style style:name="P12" style:family="paragraph">
      <loext:graphic-properties draw:fill="none" draw:fill-color="#ffffff"/>
      <style:text-properties fo:color="#ff0008" style:font-name="Arial" fo:font-size="8pt" fo:text-shadow="none" style:font-size-asian="10pt" style:font-size-complex="10pt"/>
    </style:style>
    <style:style style:name="T1" style:family="text">
      <style:text-properties fo:font-size="12pt"/>
    </style:style>
    <style:style style:name="T2" style:family="text">
      <style:text-properties style:font-name="Arial" fo:font-size="14pt"/>
    </style:style>
    <style:style style:name="T3" style:family="text">
      <style:text-properties fo:color="#ff0008" style:font-name="Symbol1" fo:font-size="8pt" fo:text-shadow="1pt 1pt" style:font-name-asian="Symbol1" style:font-size-asian="10pt" style:font-name-complex="Symbol1" style:font-size-complex="10pt"/>
    </style:style>
    <style:style style:name="T4" style:family="text">
      <style:text-properties fo:color="#ff0008" style:font-name="Liberation Sans3" fo:font-size="8pt" fo:text-shadow="1pt 1pt" style:font-name-asian="Symbol1" style:font-size-asian="10pt" style:font-name-complex="Symbol1" style:font-size-complex="10pt"/>
    </style:style>
    <style:style style:name="T5" style:family="text">
      <style:text-properties fo:color="#ff0008" style:font-name="Arial" fo:font-size="8pt" fo:text-shadow="none" style:font-name-asian="Symbol1" style:font-size-asian="10pt" style:font-name-complex="Symbol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5.715cm" svg:height="5.715cm" svg:x="7.588cm" svg:y="4.4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138cm" svg:height="1.564cm" draw:transform="rotate (0.448549617762543) translate (11.635cm 6.873cm)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3" xml:id="id2" draw:id="id2" draw:layer="layout" svg:width="1.208cm" svg:height="1.64cm" svg:x="11.906cm" svg:y="6.4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127cm" svg:height="0.127cm" svg:x="12.468cm" svg:y="7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134cm" svg:height="0.134cm" svg:x="10.496cm" svg:y="7.229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10.552cm" svg:y1="7.293cm" svg:x2="12.468cm" svg:y2="7.276cm">
            <text:p/>
          </draw:line>
          <draw:line draw:style-name="gr7" draw:text-style-name="P3" draw:layer="layout" svg:x1="10.552cm" svg:y1="7.281cm" svg:x2="12.42cm" svg:y2="6.496cm">
            <text:p/>
          </draw:line>
          <draw:line draw:style-name="gr7" draw:text-style-name="P3" draw:layer="layout" svg:x1="10.552cm" svg:y1="7.282cm" svg:x2="12.372cm" svg:y2="8.109cm">
            <text:p/>
          </draw:line>
          <draw:connector draw:style-name="gr8" draw:text-style-name="P3" draw:layer="layout" draw:type="curve" svg:x1="11.87cm" svg:y1="8.89cm" svg:x2="12.51cm" svg:y2="8.136cm" draw:start-shape="id1" draw:start-glue-point="1" draw:end-shape="id2" draw:end-glue-point="8" svg:d="M11870 8890c427 0 640-251 640-754" svg:viewBox="0 0 641 755">
            <text:p/>
          </draw:connector>
          <draw:frame draw:style-name="gr9" draw:text-style-name="P6" xml:id="id1" draw:id="id1" draw:layer="layout" svg:width="3.343cm" svg:height="0.725cm" svg:x="8.527cm" svg:y="8.528cm">
            <draw:text-box>
              <text:p><text:span text:style-name="T1">Bounding cone</text:span></text:p>
            </draw:text-box>
          </draw:frame>
        </draw:g>
      </draw:page>
      <draw:page draw:name="page2" draw:style-name="dp1" draw:master-page-name="Default">
        <draw:g>
          <draw:custom-shape draw:style-name="gr1" draw:text-style-name="P1" draw:layer="layout" svg:width="5.715cm" svg:height="5.715cm" svg:x="7.582cm" svg:y="4.4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138cm" svg:height="1.564cm" draw:transform="rotate (0.448549617762543) translate (11.629cm 6.874cm)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3" xml:id="id4" draw:id="id4" draw:layer="layout" svg:width="1.208cm" svg:height="1.64cm" svg:x="11.9cm" svg:y="6.4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xml:id="id5" draw:id="id5" draw:layer="layout" svg:width="0.127cm" svg:height="0.127cm" svg:x="12.462cm" svg:y="7.2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xml:id="id6" draw:id="id6" draw:layer="layout" svg:width="0.134cm" svg:height="0.134cm" svg:x="11.831cm" svg:y="7.211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134cm" svg:height="0.134cm" svg:x="10.49cm" svg:y="7.23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3" draw:layer="layout" svg:x1="10.546cm" svg:y1="7.294cm" svg:x2="11.831cm" svg:y2="7.282cm">
            <text:p/>
          </draw:line>
          <draw:line draw:style-name="gr7" draw:text-style-name="P3" draw:layer="layout" svg:x1="10.546cm" svg:y1="7.282cm" svg:x2="12.414cm" svg:y2="6.497cm">
            <text:p/>
          </draw:line>
          <draw:line draw:style-name="gr7" draw:text-style-name="P3" draw:layer="layout" svg:x1="10.546cm" svg:y1="7.283cm" svg:x2="12.366cm" svg:y2="8.11cm">
            <text:p/>
          </draw:line>
          <draw:connector draw:style-name="gr8" draw:text-style-name="P3" draw:layer="layout" draw:type="curve" svg:x1="11.864cm" svg:y1="8.891cm" svg:x2="12.504cm" svg:y2="8.137cm" draw:start-shape="id3" draw:start-glue-point="1" draw:end-shape="id4" draw:end-glue-point="8" svg:d="M11864 8891c427 0 640-251 640-754" svg:viewBox="0 0 641 755">
            <text:p/>
          </draw:connector>
          <draw:frame draw:style-name="gr9" draw:text-style-name="P6" xml:id="id3" draw:id="id3" draw:layer="layout" svg:width="3.343cm" svg:height="0.725cm" svg:x="8.521cm" svg:y="8.529cm">
            <draw:text-box>
              <text:p><text:span text:style-name="T1">Bounding cone</text:span></text:p>
            </draw:text-box>
          </draw:frame>
          <draw:connector draw:style-name="gr11" draw:text-style-name="P3" draw:layer="layout" draw:type="line" svg:x1="12.462cm" svg:y1="7.286cm" svg:x2="11.965cm" svg:y2="7.278cm" draw:start-shape="id5" draw:start-glue-point="3" draw:end-shape="id6" draw:end-glue-point="10" svg:d="M12462 7286l-497-8" svg:viewBox="0 0 498 9">
            <text:p/>
          </draw:connector>
        </draw:g>
      </draw:page>
      <draw:page draw:name="page3" draw:style-name="dp1" draw:master-page-name="Default">
        <draw:g>
          <draw:polygon draw:style-name="gr12" draw:text-style-name="P7" draw:layer="layout" svg:width="5.695cm" svg:height="5.724cm" draw:transform="rotate (-0.137182879206755) translate (8.63006888502428cm 4.4172974559157cm)" svg:viewBox="0 0 5696 5725" draw:points="2267,5724 3712,5725 5016,4846 5696,3571 5640,1871 4846,709 3571,29 2013,0 709,878 29,2153 0,3712 765,4987">
            <text:p/>
          </draw:polygon>
          <draw:line draw:style-name="gr13" draw:text-style-name="P3" draw:layer="layout" svg:x1="7.106cm" svg:y1="8.183cm" svg:x2="14.853cm" svg:y2="7.167cm">
            <text:p/>
          </draw:line>
          <draw:line draw:style-name="gr14" draw:text-style-name="P3" draw:layer="layout" svg:x1="11.043cm" svg:y1="7.675cm" svg:x2="10.815cm" svg:y2="5.98cm">
            <text:p/>
          </draw:line>
          <draw:line draw:style-name="gr15" draw:text-style-name="P3" draw:layer="layout" svg:x1="11.043cm" svg:y1="7.675cm" svg:x2="13.792cm" svg:y2="4.754cm">
            <text:p/>
          </draw:line>
          <draw:g>
            <draw:path draw:style-name="gr16" draw:text-style-name="P3" draw:layer="layout" svg:width="2.794cm" svg:height="2.92cm" svg:x="11.043cm" svg:y="4.758cm" svg:viewBox="0 0 2795 2921" svg:d="M0 2921c3373-1778 2749-2921 2749-2921z">
              <text:p/>
            </draw:path>
            <draw:path draw:style-name="gr16" draw:text-style-name="P3" draw:layer="layout" svg:width="2.839cm" svg:height="2.873cm" draw:transform="skewX (-0.00174532925199434) rotate (-1.52471963454225) translate (13.7853749894414cm 4.71471501617427cm)" svg:viewBox="0 0 2840 2874" svg:d="M2840 2874c-3429-1750-2794-2874-2794-2874z">
              <text:p/>
            </draw:path>
          </draw:g>
          <draw:custom-shape draw:style-name="gr4" draw:text-style-name="P4" draw:layer="layout" svg:width="0.127cm" svg:height="0.127cm" svg:x="8.341cm" svg:y="8.7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xml:id="id8" draw:id="id8" draw:layer="layout" svg:width="0.134cm" svg:height="0.134cm" svg:x="12.084cm" svg:y="4.8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xml:id="id7" draw:id="id7" draw:layer="layout" svg:width="0.127cm" svg:height="0.127cm" svg:x="11.366cm" svg:y="4.7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127cm" svg:height="0.127cm" svg:x="9.884cm" svg:y="4.9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127cm" svg:height="0.127cm" svg:x="8.736cm" svg:y="5.8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127cm" svg:height="0.127cm" svg:x="10.779cm" svg:y="10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127cm" svg:height="0.127cm" svg:x="8.202cm" svg:y="7.1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127cm" svg:height="0.127cm" svg:x="9.375cm" svg:y="9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127cm" svg:height="0.127cm" svg:x="12.213cm" svg:y="10.1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xml:id="id9" draw:id="id9" draw:layer="layout" svg:width="0.127cm" svg:height="0.127cm" svg:x="13.812cm" svg:y="7.8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127cm" svg:height="0.127cm" svg:x="13.303cm" svg:y="9.2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127cm" svg:height="0.127cm" svg:x="13.571cm" svg:y="6.3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127cm" svg:height="0.127cm" svg:x="12.651cm" svg:y="5.2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xml:id="id10" draw:id="id10" draw:layer="layout" svg:width="0.134cm" svg:height="0.134cm" svg:x="13.89cm" svg:y="6.9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7" draw:text-style-name="P3" draw:layer="layout" draw:type="curve" draw:line-skew="0.199cm" svg:x1="11.43cm" svg:y1="4.758cm" svg:x2="12.151cm" svg:y2="4.877cm" draw:start-shape="id7" draw:start-glue-point="4" draw:end-shape="id8" draw:end-glue-point="4" svg:d="M11430 4758c0-454 721-514 721 119" svg:viewBox="0 0 722 468">
            <text:p/>
          </draw:connector>
          <draw:connector draw:style-name="gr18" draw:text-style-name="P3" draw:layer="layout" draw:type="curve" svg:x1="13.921cm" svg:y1="7.941cm" svg:x2="14.024cm" svg:y2="7.046cm" draw:start-shape="id9" draw:start-glue-point="9" draw:end-shape="id10" draw:end-glue-point="10" svg:d="M13921 7941c907 0 856-895 103-895" svg:viewBox="0 0 675 896">
            <text:p/>
          </draw:connector>
          <draw:line draw:style-name="gr19" draw:text-style-name="P3" draw:layer="layout" svg:x1="14.472cm" svg:y1="10.469cm" svg:x2="7.233cm" svg:y2="4.627cm">
            <text:p/>
          </draw:line>
        </draw:g>
      </draw:page>
      <draw:page draw:name="page4" draw:style-name="dp1" draw:master-page-name="Default">
        <draw:frame draw:style-name="gr20" draw:text-style-name="P2" draw:layer="layout" svg:width="8.092cm" svg:height="8.549cm" svg:x="34.9cm" svg:y="3.135cm">
          <draw:image xlink:href="Pictures/10000000000001DE000001F950B9F8CE9AF097C0.png" xlink:type="simple" xlink:show="embed" xlink:actuate="onLoad">
            <text:p/>
          </draw:image>
        </draw:frame>
        <draw:g>
          <draw:frame draw:style-name="gr20" draw:text-style-name="P2" draw:layer="measurelines" svg:width="4cm" svg:height="4cm" svg:x="2.555cm" svg:y="2.985cm">
            <draw:image xlink:href="Pictures/100000000000021C0000021CF7CA7FAA738E7E9A.png" xlink:type="simple" xlink:show="embed" xlink:actuate="onLoad">
              <text:p/>
            </draw:image>
          </draw:frame>
          <draw:frame draw:style-name="gr20" draw:text-style-name="P2" draw:layer="measurelines" svg:width="4cm" svg:height="4cm" svg:x="2.555cm" svg:y="7.276cm">
            <draw:image xlink:href="Pictures/10000000000001DE000001F9B30F235C2AFE2480.png" xlink:type="simple" xlink:show="embed" xlink:actuate="onLoad">
              <text:p/>
            </draw:image>
          </draw:frame>
          <draw:frame draw:style-name="gr21" draw:text-style-name="P8" draw:layer="measurelines" svg:width="5.502cm" svg:height="1.361cm" svg:x="2.01cm" svg:y="11.685cm">
            <draw:text-box>
              <text:p text:style-name="P2"><text:span text:style-name="T2">GGX no half-transform</text:span></text:p>
              <text:p text:style-name="P2"><text:span text:style-name="T2"/></text:p>
            </draw:text-box>
          </draw:frame>
        </draw:g>
        <draw:g>
          <draw:frame draw:style-name="gr20" draw:text-style-name="P2" draw:layer="measurelines" svg:width="4cm" svg:height="4cm" svg:x="15.21cm" svg:y="2.985cm">
            <draw:image xlink:href="Pictures/100000000000021C0000021C4B56B3835680DB3F.png" xlink:type="simple" xlink:show="embed" xlink:actuate="onLoad">
              <text:p/>
            </draw:image>
          </draw:frame>
          <draw:frame draw:style-name="gr20" draw:text-style-name="P2" draw:layer="measurelines" svg:width="4cm" svg:height="4.23cm" svg:x="15.21cm" svg:y="7.046cm">
            <draw:image xlink:href="Pictures/10000000000001DD000001F9C2D51101A2517A4D.png" xlink:type="simple" xlink:show="embed" xlink:actuate="onLoad">
              <text:p/>
            </draw:image>
          </draw:frame>
          <draw:frame draw:style-name="gr22" draw:text-style-name="P9" draw:layer="measurelines" svg:width="5.493cm" svg:height="1.361cm" svg:x="14.464cm" svg:y="11.685cm">
            <draw:text-box>
              <text:p text:style-name="P2"><text:span text:style-name="T2">roughness/slope scale</text:span></text:p>
              <text:p text:style-name="P2"><text:span text:style-name="T2"><text:s/></text:span></text:p>
            </draw:text-box>
          </draw:frame>
          <draw:frame draw:style-name="gr23" draw:text-style-name="P2" draw:layer="measurelines" svg:width="2.261cm" svg:height="0.47cm" svg:x="16.08cm" svg:y="12.391c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style-name="gr24" draw:text-style-name="P8" draw:layer="measurelines" svg:width="6.069cm" svg:height="0.806cm" svg:x="14.158cm" svg:y="1.81cm">
            <draw:text-box>
              <text:p text:style-name="P2"><text:span text:style-name="T2">Our cheap approximation</text:span></text:p>
            </draw:text-box>
          </draw:frame>
        </draw:g>
        <draw:g>
          <draw:frame draw:style-name="gr20" draw:text-style-name="P2" draw:layer="measurelines" svg:width="4cm" svg:height="4.22cm" svg:x="8.909cm" svg:y="7.056cm">
            <draw:image xlink:href="Pictures/10000000000001DE000001F950B9F8CE9AF097C0.png" xlink:type="simple" xlink:show="embed" xlink:actuate="onLoad">
              <text:p/>
            </draw:image>
          </draw:frame>
          <draw:frame draw:style-name="gr20" draw:text-style-name="P2" draw:layer="measurelines" svg:width="4cm" svg:height="4cm" svg:x="8.909cm" svg:y="2.985cm">
            <draw:image xlink:href="Pictures/100000000000021C0000021C23F49E234792D254.png" xlink:type="simple" xlink:show="embed" xlink:actuate="onLoad">
              <text:p/>
            </draw:image>
          </draw:frame>
          <draw:frame draw:style-name="gr22" draw:text-style-name="P9" draw:layer="measurelines" svg:width="5.493cm" svg:height="1.361cm" svg:x="8.163cm" svg:y="11.685cm">
            <draw:text-box>
              <text:p text:style-name="P2"><text:span text:style-name="T2">GGX half-transform</text:span></text:p>
              <text:p text:style-name="P2"><text:span text:style-name="T2">Scale + stretch</text:span></text:p>
            </draw:text-box>
          </draw:frame>
          <draw:custom-shape draw:style-name="gr25" draw:text-style-name="P10" draw:layer="measurelines" svg:width="0.127cm" svg:height="0.635cm" svg:x="10.841cm" svg:y="4.953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6" draw:text-style-name="P10" draw:layer="measurelines" svg:width="0.127cm" svg:height="0.643cm" draw:transform="rotate (1.5707963267949) translate (10.87cm 5.05cm)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7" draw:text-style-name="P10" draw:layer="measurelines" svg:width="0.127cm" svg:height="0.601cm" draw:transform="rotate (2.80998009571087) translate (10.269cm 9.766cm)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8" draw:text-style-name="P10" draw:layer="measurelines" svg:width="0.127cm" svg:height="0.417cm" draw:transform="rotate (1.30899693899575) translate (10.187cm 9.804cm)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23" draw:text-style-name="P2" draw:layer="measurelines" svg:width="0.2cm" svg:height="0.47cm" svg:x="12.36cm" svg:y="5.534c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29" draw:text-style-name="P11" draw:layer="measurelines" svg:width="0.816cm" svg:height="0.624cm" svg:x="11.347cm" svg:y="4.653cm">
            <draw:text-box>
              <text:p><text:span text:style-name="T3"></text:span><text:span text:style-name="T4">2</text:span></text:p>
            </draw:text-box>
          </draw:frame>
          <draw:frame draw:style-name="gr29" draw:text-style-name="P11" draw:layer="measurelines" svg:width="0.816cm" svg:height="0.624cm" svg:x="10.547cm" svg:y="5.454cm">
            <draw:text-box>
              <text:p><text:span text:style-name="T3"></text:span><text:span text:style-name="T4">2</text:span></text:p>
            </draw:text-box>
          </draw:frame>
          <draw:frame draw:style-name="gr29" draw:text-style-name="P11" draw:layer="measurelines" svg:width="0.816cm" svg:height="0.624cm" svg:x="10.091cm" svg:y="8.698cm">
            <draw:text-box>
              <text:p><text:span text:style-name="T3"></text:span><text:span text:style-name="T4">2</text:span></text:p>
            </draw:text-box>
          </draw:frame>
          <draw:custom-shape draw:style-name="gr28" draw:text-style-name="P10" draw:layer="measurelines" svg:width="0.127cm" svg:height="0.417cm" draw:transform="rotate (1.13446401379631) translate (9.26cm 10.958cm)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30" draw:text-style-name="P10" draw:layer="measurelines" svg:width="0.127cm" svg:height="0.417cm" draw:transform="rotate (1.22173047639603) translate (9.87cm 11.26cm)">
            <text:p/>
            <draw:enhanced-geometry svg:viewBox="0 0 21600 21600" draw:mirror-vertical="true" draw:mirror-horizontal="true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31" draw:text-style-name="P12" draw:layer="measurelines" svg:width="1.357cm" svg:height="0.569cm" draw:transform="rotate (-0.383972435438753) translate (9.146cm 10.779cm)">
            <draw:text-box>
              <text:p><text:span text:style-name="T5">stretch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/>
    <style:font-face style:name="Liberation Sans3" svg:font-family="'Liberation Sans'" style:font-family-generic="swiss"/>
    <style:font-face style:name="Liberation Sans2" svg:font-family="'Liberation Sans'" style:font-pitch="variable"/>
    <style:font-face style:name="Lohit Devanagari1" svg:font-family="'Lohit Devanagari'" style:font-pitch="variable"/>
    <style:font-face style:name="Symbol" svg:font-family="Symbol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radial" draw:cx="50%" draw:cy="50%" draw:start-color="#cfe7f5" draw:end-color="#ff3333" draw:start-intensity="100%" draw:end-intensity="100%" draw:border="5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1.719cm" fo:page-height="14.6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7-04T12:25:31.193547920</dc:date>
    <meta:editing-duration>PT3H42M35S</meta:editing-duration>
    <meta:editing-cycles>4</meta:editing-cycles>
    <meta:generator>LibreOffice/5.0.6.2$Linux_X86_64 LibreOffice_project/00$Build-2</meta:generator>
    <meta:document-statistic meta:object-count="75"/>
  </office:meta>
</office:document-meta>
</file>

<file path=Object 1/content.xml><?xml version="1.0" encoding="utf-8"?>
<math xmlns="http://www.w3.org/1998/Math/MathML" display="block">
  <semantics>
    <mrow>
      <mi>m</mi>
      <mrow>
        <mi>'</mi>
        <mo stretchy="false">=</mo>
        <mrow>
          <mn>2.0</mn>
          <mo stretchy="false">×</mo>
          <mi>m</mi>
        </mrow>
      </mrow>
    </mrow>
    <annotation encoding="StarMath 5.0">m'= 2.0 times m </annotation>
  </semantics>
</math>
</file>

<file path=Object 2/content.xml><?xml version="1.0" encoding="utf-8"?>
<math xmlns="http://www.w3.org/1998/Math/MathML" display="block"/>
</file>